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acd" officeooo:paragraph-rsid="00052acd"/>
    </style:style>
    <style:style style:name="T1" style:family="text">
      <style:text-properties officeooo:rsid="00064c09"/>
    </style:style>
    <style:style style:name="T2" style:family="text">
      <style:text-properties officeooo:rsid="000679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</text:span>ider as<text:span text:style-name="T2">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22:08:19.378526727</meta:creation-date>
    <dc:date>2023-01-07T21:40:02.911228829</dc:date>
    <meta:editing-duration>PT4M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